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63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3-09-15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ongfellow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</table:table>
      <table:table table:name="2022-09-16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eadowview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</table:table-row>
      </table:table>
      <table:table table:name="2021-09-17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/>
        </table:table-row>
      </table:table>
      <table:table table:name="2020-09-18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float" office:value="11" calcext:value-type="float">
            <text:p>11</text:p>
          </table:table-cell>
          <table:table-cell table:number-columns-repeated="3"/>
        </table:table-row>
      </table:table>
      <table:table table:name="2019-09-20" table:style-name="ta1">
        <office:forms form:automatic-focus="false" form:apply-design-mode="false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</table:table>
      <table:table table:name="2018-09-21" table:style-name="ta1">
        <office:forms form:automatic-focus="false" form:apply-design-mode="false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3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</table:table>
      <table:table table:name="2017-09-15" table:style-name="ta1">
        <office:forms form:automatic-focus="false" form:apply-design-mode="false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4"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table table:name="2016-09-16" table:style-name="ta1">
        <office:forms form:automatic-focus="false" form:apply-design-mode="false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3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oosevel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</table:table>
      <table:table table:name="2015-09-18" table:style-name="ta1">
        <office:forms form:automatic-focus="false" form:apply-design-mode="false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/>
        </table:table-row>
      </table:table>
      <table:table table:name="2014-09-19" table:style-name="ta1">
        <office:forms form:automatic-focus="false" form:apply-design-mode="false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Flynn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number-columns-repeated="4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</table:table>
      <table:table table:name="2013-09-20" table:style-name="ta1">
        <office:forms form:automatic-focus="false" form:apply-design-mode="false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</table:table>
      <table:table table:name="2012-09-2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number-columns-repeated="4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</table:table>
      <table:table table:name="2011-09-16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ust Lan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number-columns-repeated="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</table:table>
      <table:table table:name="2010-09-17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ust Lan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table table:name="2009-09-18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number-columns-repeated="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</table:table-row>
      </table:table>
      <table:table table:name="2008-09-19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z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tnam Height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4"/>
        </table:table-row>
      </table:table>
      <table:table table:name="2007-09-2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tle Red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</table:table>
      <table:table table:name="2006-09-15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shor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tle Red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eadowview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</table:table>
      <table:table table:name="2005-09-16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Red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z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3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</table:table-row>
      </table:table>
      <table:table table:name="2004-09-17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le Red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ocust Lane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</table:table>
      <table:table table:name="2003-09-19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ittle Red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</table:table>
      <table:table table:name="2002-09-20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Cleghorn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ittle Red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</table:table>
      <table:table table:name="2001-09-21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Boyd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leghorn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Little Red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sevelt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</table:table-row>
      </table:table>
      <table:table table:name="2000-09-15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Boyd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leghorn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ittle Red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number-columns-repeated="4"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1" calcext:value-type="float">
            <text:p>21</text:p>
          </table:table-cell>
        </table:table-row>
      </table:table>
      <table:table table:name="1999-09-17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Boyd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leghorn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Little Red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eadowview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1998-09-18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Boyd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leghorn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ittle Red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Meadowview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</table:table>
      <table:table table:name="2024-09-20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akeshor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20:15:39.5585674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4T16:55:31.354156771</meta:creation-date>
    <dc:date>2025-10-17T21:00:14.253792591</dc:date>
    <meta:editing-duration>PT17H58M24S</meta:editing-duration>
    <meta:editing-cycles>26</meta:editing-cycles>
    <meta:generator>LibreOffice/24.2.7.2$Linux_X86_64 LibreOffice_project/420$Build-2</meta:generator>
    <meta:document-statistic meta:table-count="27" meta:cell-count="6315" meta:object-count="0"/>
  </office:meta>
</office:document-meta>
</file>